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6fa8dc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6fa8dc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6fa8dc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Title" style:master-page-name="Standard">
      <style:paragraph-properties style:page-number="1" fo:break-before="auto" fo:break-after="auto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bruo8ycuy7ge"/>Motivation for at sende events med “fuldt datasæt”</text:p>
      <text:p text:style-name="P3"/>
      <text:p text:style-name="P3">Data kan kan distribueres via Kafka ud fra følgende principper:</text:p>
      <text:list xml:id="list2407055149" text:style-name="WWNum1">
        <text:list-item>
          <text:p text:style-name="P4">Som et link, der peger tilbage til det producerende system. Ved at følge linket, kan konsumenterne hente de senest opdaterede data fra det dataejende system.<text:line-break/>Denne teknik, vil i dokumentet hér blive refereret som “skinny events”.</text:p>
        </text:list-item>
        <text:list-item>
          <text:p text:style-name="P4">Som en “databærende” besked, der indeholder de data for en ressource, som er ændret. Uændrede data fremsendes ikke.<text:line-break/>Denne teknik vil i dokumentet hér blive refereret som “thin events”. </text:p>
        </text:list-item>
        <text:list-item>
          <text:p text:style-name="P4">Som en “databærende” besked, der indeholder alle data for en ressource, både de som er ændret og de som er uændret.<text:line-break/>Denne teknik vil i dokumentet hér blive refereret som “fat events”.</text:p>
        </text:list-item>
      </text:list>
      <text:p text:style-name="P3">For 2 og 3 gælder det, at såfremt resourcen bære på data a “builk”-karaktér, såsom billeder, videoer, store dokumenter osv, fremsendes dog alene link til dissse - sammen med det øvrige dataset.</text:p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5">Skinny Event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">Pros:</text:p>
          </table:table-cell>
          <table:table-cell table:style-name="Table1.B2" office:value-type="string">
            <text:p text:style-name="P6">Cons:</text:p>
          </table:table-cell>
        </table:table-row>
        <table:table-row table:style-name="Table1.3">
          <table:table-cell table:style-name="Table1.A3" office:value-type="string">
            <text:p text:style-name="P6">Kræver mindst diskplads</text:p>
          </table:table-cell>
          <table:table-cell table:style-name="Table1.B3" office:value-type="string">
            <text:p text:style-name="P6">Konsument får altid blot de seneste data. Hvis konsumenten kommer bagud i forhold til at tage beskeder, risikeres, at data går tabt.</text:p>
          </table:table-cell>
        </table:table-row>
        <table:table-row table:style-name="Table1.4">
          <table:table-cell table:style-name="Table1.A4" office:value-type="string">
            <text:p text:style-name="P6">Produceren arbejde er let - der skal blot produceres et link</text:p>
          </table:table-cell>
          <table:table-cell table:style-name="Table1.B4" office:value-type="string">
            <text:p text:style-name="P6">Kræver, at der implementeres i service, hvorfra konsument kan hente data</text:p>
          </table:table-cell>
        </table:table-row>
      </table:table>
      <text:p text:style-name="P3"/>
      <text:p text:style-name="P3"/>
      <text:p text:style-name="P3"/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">Thin Events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">Pros:</text:p>
          </table:table-cell>
          <table:table-cell table:style-name="Table2.B2" office:value-type="string">
            <text:p text:style-name="P2">Cons:</text:p>
          </table:table-cell>
        </table:table-row>
        <table:table-row table:style-name="Table2.3">
          <table:table-cell table:style-name="Table2.A3" office:value-type="string">
            <text:p text:style-name="P2">Tager kun den plads op, som er krævet for at formidle besked om, hvilke data, der er ændret</text:p>
          </table:table-cell>
          <table:table-cell table:style-name="Table2.B3" office:value-type="string">
            <text:p text:style-name="P2">Mulig kompleksitet ved, at producenten skal identificere hvilke felter, der bliver opdateret <text:s/></text:p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2">Kræver, at der implementeres i service, hvorfra konsument kan hente data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table:number-columns-spanned="2" office:value-type="string">
            <text:p text:style-name="P1">Fat Events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">Pros:</text:p>
          </table:table-cell>
          <table:table-cell table:style-name="Table3.B2" office:value-type="string">
            <text:p text:style-name="P2">Cons:</text:p>
          </table:table-cell>
        </table:table-row>
        <table:table-row table:style-name="Table3.3">
          <table:table-cell table:style-name="Table3.A3" office:value-type="string">
            <text:p text:style-name="P2">Simplet at producerer - alle felter vedrørende en ressource skal fremsendes</text:p>
          </table:table-cell>
          <table:table-cell table:style-name="Table3.B3" office:value-type="string">
            <text:p text:style-name="P2">Tager mest diskplads </text:p>
          </table:table-cell>
        </table:table-row>
        <table:table-row table:style-name="Table3.4">
          <table:table-cell table:style-name="Table3.A4" office:value-type="string">
            <text:p text:style-name="P2">Konsument kan vælge al opdatere ALLE felter ved ressource - og dermed minimere risikoen for at være ud af synk med produceren</text:p>
          </table:table-cell>
          <table:table-cell table:style-name="Table3.B4" office:value-type="string">
            <text:p text:style-name="P2"/>
          </table:table-cell>
        </table:table-row>
      </table:table>
      <text:p text:style-name="P3"/>
      <text:p text:style-name="P3"/>
      <text:p text:style-name="P3">Da vi vægter en simpel løsning over en diskbesparende løsning, går vi med “Fat Events”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26" meta:word-count="301" meta:character-count="1826" meta:non-whitespace-character-count="1549"/>
    <meta:generator>LibreOfficeDev/6.0.5.2$Linux_X86_64 LibreOffice_project/</meta:generator>
  </office:meta>
</office:document-meta>
</file>